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634in"/>
    </style:style>
    <style:style style:name="co2" style:family="table-column">
      <style:table-column-properties fo:break-before="auto" style:column-width="3.2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俺さま&lt;br&gt;一張羅&lt;br&gt;&lt;br&gt;俺さまの一張羅が！</text:p>
          </table:table-cell>
          <table:table-cell office:value-type="string" calcext:value-type="string">
            <text:p>Aw, my Sunday best!&lt;br&gt;- あ～っ…おれさまのいっちょうらが！&lt;br&gt;#&lt;ruby&gt;俺様&lt;rt&gt;おれさま&lt;/rt&gt;&lt;/ruby&gt;:&lt;ul&gt;&lt;li&gt;I; me&lt;div class="info"&gt;(Pronoun; pompous)&lt;/div&gt;&lt;/li&gt;&lt;li&gt;self-centered man; egotistical man; pompous man&lt;div class="info"&gt;(Noun)&lt;/div&gt;&lt;/li&gt;&lt;li class='np'&gt;&lt;span class='ofrms'&gt;Other Forms　&lt;ruby&gt;己様&lt;rt&gt;おれさま&lt;/rt&gt;&lt;/ruby&gt;&lt;/span&gt;&lt;/li&gt;&lt;/ul&gt;&lt;br&gt;#&lt;ruby&gt;一帳羅&lt;rt&gt;いっちょうら&lt;/rt&gt;&lt;/ruby&gt;:&lt;ul&gt;&lt;li&gt;one's (only) good suit (or kimono)&lt;div class="info"&gt;(Noun)&lt;/div&gt;&lt;/li&gt;&lt;li class='np'&gt;&lt;span class='ofrms'&gt;Other Forms　&lt;ruby&gt;一張羅&lt;rt&gt;いっちょうら&lt;/rt&gt;&lt;/ruby&gt;&lt;/span&gt;&lt;/li&gt;&lt;/ul&gt;</text:p>
          </table:table-cell>
          <table:table-cell office:value-type="string" calcext:value-type="string">
            <text:p>Darling in the FranXX Episode 2 - 04:52&lt;br&gt;https://i.imgur.com/4HBABt5.png</text:p>
          </table:table-cell>
        </table:table-row>
        <table:table-row table:style-name="ro1">
          <table:table-cell office:value-type="string" calcext:value-type="string">
            <text:p>どうすん&lt;br&gt;どうする&lt;br&gt;&lt;br&gt;ウワッ…どうすんだよこれ！</text:p>
          </table:table-cell>
          <table:table-cell office:value-type="string" calcext:value-type="string">
            <text:p>What are you gonna do about this?!&lt;br&gt;- うわっ…どうすんだよこれ！&lt;br&gt;#&lt;ruby&gt;どうするか&lt;/ruby&gt;:&lt;ul&gt;&lt;li&gt;what would (you) do?; what to do about it&lt;div class="info"&gt;(Expression)&lt;/div&gt;&lt;/li&gt;&lt;li class='np'&gt;&lt;span class='ofrms'&gt;Other Forms　&lt;ruby&gt;どうしますか&lt;/ruby&gt;&lt;/span&gt;&lt;/li&gt;&lt;/ul&gt;</text:p>
          </table:table-cell>
          <table:table-cell office:value-type="string" calcext:value-type="string">
            <text:p>Darling in the FranXX Episode 2 - 04:57&lt;br&gt;https://i.imgur.com/HZkIzLs.png</text:p>
          </table:table-cell>
        </table:table-row>
        <table:table-row table:style-name="ro1">
          <table:table-cell office:value-type="string" calcext:value-type="string">
            <text:p>無視&lt;br&gt;無視する&lt;br&gt;&lt;br&gt;俺さまを無視すんじゃねえ！</text:p>
          </table:table-cell>
          <table:table-cell office:value-type="string" calcext:value-type="string">
            <text:p>Hey! Don't ignore me!Do you know?&lt;br&gt;- …ておい！おれさまをむしすんじゃねえ！&lt;br&gt;#&lt;ruby&gt;無視&lt;rt&gt;むし&lt;/rt&gt;&lt;/ruby&gt;:&lt;ul&gt;&lt;li&gt;disregarding; ignoring&lt;div class="info"&gt;(Noun; Suru verb)&lt;/div&gt;&lt;/li&gt;&lt;/ul&gt;</text:p>
          </table:table-cell>
          <table:table-cell office:value-type="string" calcext:value-type="string">
            <text:p>Darling in the FranXX Episode 2 - 05:29&lt;br&gt;https://i.imgur.com/9VFIzSW.png</text:p>
          </table:table-cell>
        </table:table-row>
        <table:table-row table:style-name="ro1">
          <table:table-cell office:value-type="string" calcext:value-type="string">
            <text:p>引き続き&lt;br&gt;世話&lt;br&gt;世話係&lt;br&gt;世話係をさせてもらいます&lt;br&gt;&lt;br&gt;引き続きあなたたちのお世話係をさせてもらいます</text:p>
          </table:table-cell>
          <table:table-cell office:value-type="string" calcext:value-type="string">
            <text:p>I'll be your caretaker, just like I was in Garden.&lt;br&gt;- 世話係をさせてもらいます - like: you will receive the favor of having my as caretaker?&lt;br&gt;- ひきつづきあなたたちのおせわがかりをさせてもらいます&lt;br&gt;- GT: I will continue to take care of you&lt;br&gt;#&lt;ruby&gt;引き続き&lt;rt&gt;ひきつづき&lt;/rt&gt;&lt;/ruby&gt;:&lt;ul&gt;&lt;li&gt;continuously; continually; without a break&lt;div class="info"&gt;(Adverbial noun; Noun)&lt;/div&gt;&lt;/li&gt;&lt;li class='np'&gt;&lt;span class='ofrms'&gt;Other Forms　&lt;ruby&gt;引続き&lt;rt&gt;ひきつづき&lt;/rt&gt;&lt;/ruby&gt;&lt;/span&gt;&lt;/li&gt;&lt;/ul&gt;&lt;br&gt;#&lt;ruby&gt;世話&lt;rt&gt;せわ&lt;/rt&gt;&lt;/ruby&gt;:&lt;ul&gt;&lt;li&gt;looking after; help; aid; assistance&lt;div class="info"&gt;(Noun; Suru verb)&lt;/div&gt;&lt;/li&gt;&lt;/ul&gt;&lt;br&gt;#&lt;ruby&gt;世話係&lt;rt&gt;せわがかり&lt;/rt&gt;&lt;/ruby&gt;:&lt;ul&gt;&lt;li&gt;attendant; person who looks after one's needs; caretaker&lt;div class="info"&gt;(Noun)&lt;/div&gt;&lt;/li&gt;&lt;li class='np'&gt;&lt;span class='ofrms'&gt;Other Forms　&lt;ruby&gt;世話係り&lt;rt&gt;せわがかり&lt;/rt&gt;&lt;/ruby&gt;&lt;/span&gt;&lt;/li&gt;&lt;/ul&gt;</text:p>
          </table:table-cell>
          <table:table-cell office:value-type="string" calcext:value-type="string">
            <text:p>Darling in the FranXX Episode 2 - 05:45&lt;br&gt;https://i.imgur.com/LRFcWka.png</text:p>
          </table:table-cell>
        </table:table-row>
        <table:table-row table:style-name="ro1">
          <table:table-cell office:value-type="string" calcext:value-type="string">
            <text:p>本部&lt;br&gt;指示&lt;br&gt;指示待ち&lt;br&gt;&lt;br&gt;ゼロツーについては本部からの指示待ちなの</text:p>
          </table:table-cell>
          <table:table-cell office:value-type="string" calcext:value-type="string">
            <text:p>We're awaiting orders from HQ on what to do with Zero Two.&lt;br&gt;- （なな）ぜろつーについてはほんぶからのしじまちなの&lt;br&gt;#&lt;ruby&gt;本部&lt;rt&gt;ほんぶ&lt;/rt&gt;&lt;/ruby&gt;:&lt;ul&gt;&lt;li&gt;headquarters; head office; main office&lt;div class="info"&gt;(Noun)&lt;/div&gt;&lt;/li&gt;&lt;/ul&gt;&lt;br&gt;#&lt;ruby&gt;指示&lt;rt&gt;しじ&lt;/rt&gt;&lt;/ruby&gt;:&lt;ul&gt;&lt;li&gt;indication; denotation; designation&lt;div class="info"&gt;(Noun; Suru verb)&lt;/div&gt;&lt;/li&gt;&lt;/ul&gt;&lt;br&gt;#指示待ち:awaiting orders</text:p>
          </table:table-cell>
          <table:table-cell office:value-type="string" calcext:value-type="string">
            <text:p>Darling in the FranXX Episode 2 - 06:01&lt;br&gt;https://i.imgur.com/8MHkf9S.png</text:p>
          </table:table-cell>
        </table:table-row>
        <table:table-row table:style-name="ro1">
          <table:table-cell office:value-type="string" calcext:value-type="string">
            <text:p>(start) 基本&lt;br&gt;&lt;br&gt;基本あなたたちとは別行動よ</text:p>
          </table:table-cell>
          <table:table-cell office:value-type="string" calcext:value-type="string">
            <text:p>But in general, she won't be working with you guys.&lt;br&gt;- GT: Basically, act differently from you&lt;br&gt;- きほんあなたたちとはべつこうどうよ&lt;br&gt;#&lt;ruby&gt;基本&lt;rt&gt;きほん&lt;/rt&gt;&lt;/ruby&gt;:&lt;ul&gt;&lt;li&gt;basics; fundamentals; basis; foundation&lt;div class="info"&gt;(Noun; No-adjective)&lt;/div&gt;&lt;/li&gt;&lt;/ul&gt;&lt;br&gt;#&lt;ruby&gt;別行動&lt;rt&gt;べつこうどう&lt;/rt&gt;&lt;/ruby&gt;:&lt;ul&gt;&lt;li&gt;doing something separately (from the group); going off on one's own&lt;div class="info"&gt;(Noun; Suru verb)&lt;/div&gt;&lt;/li&gt;&lt;/ul&gt;</text:p>
          </table:table-cell>
          <table:table-cell office:value-type="string" calcext:value-type="string">
            <text:p>Darling in the FranXX Episode 2 - 06:03&lt;br&gt;https://i.imgur.com/fmmpYdr.png</text:p>
          </table:table-cell>
        </table:table-row>
        <table:table-row table:style-name="ro1">
          <table:table-cell office:value-type="string" calcext:value-type="string">
            <text:p>居心地&lt;br&gt;居心地良い&lt;br&gt;&lt;br&gt;な～んだこっちのほうが居心地よさそうだったのに</text:p>
          </table:table-cell>
          <table:table-cell office:value-type="string" calcext:value-type="string">
            <text:p>Aw, but this table felt more comfortable.&lt;br&gt;- （ぜろつー）な～んだこっちのほうがきょここちよさそうだったのに&lt;br&gt;#&lt;ruby&gt;居心地&lt;rt&gt;いごこち&lt;/rt&gt;&lt;/ruby&gt;:&lt;ul&gt;&lt;li&gt;comfort&lt;div class="info"&gt;(Noun)&lt;/div&gt;&lt;/li&gt;&lt;/ul&gt;&lt;br&gt;#&lt;ruby&gt;居心地良い&lt;rt&gt;いごこちよい&lt;/rt&gt;&lt;/ruby&gt;:&lt;ul&gt;&lt;li&gt;comfortable (to live in); snug; cozy; cosy&lt;div class="info"&gt;(I-adjective)&lt;/div&gt;&lt;/li&gt;&lt;li class='np'&gt;&lt;span class='ofrms'&gt;Other Forms　&lt;ruby&gt;居心地よい&lt;rt&gt;いごこちよい&lt;/rt&gt;&lt;/ruby&gt;&lt;/span&gt;&lt;/li&gt;&lt;/ul&gt;&lt;br&gt;#&lt;ruby&gt;居心地が良い&lt;rt&gt;いごこちがよい&lt;/rt&gt;&lt;/ruby&gt;:&lt;ul&gt;&lt;li&gt;comfortable (to live in); snug; cosy; cozy&lt;div class="info"&gt;(Expression; I-adjective)&lt;/div&gt;&lt;/li&gt;&lt;li class='np'&gt;&lt;span class='ofrms'&gt;Other Forms　&lt;ruby&gt;居心地がよい&lt;rt&gt;いごこちがよい&lt;/rt&gt;&lt;/ruby&gt;&lt;/span&gt;&lt;/li&gt;&lt;/ul&gt;&lt;br&gt;#&lt;ruby&gt;居心地の良い&lt;rt&gt;いごこちのよい&lt;/rt&gt;&lt;/ruby&gt;:&lt;ul&gt;&lt;li&gt;comfortable (to live in); snug; cozy; cosy&lt;div class="info"&gt;(Expression; I-adjective)&lt;/div&gt;&lt;/li&gt;&lt;li class='np'&gt;&lt;span class='ofrms'&gt;Other Forms　&lt;ruby&gt;居心地のよい&lt;rt&gt;いごこちのよい&lt;/rt&gt;&lt;/ruby&gt;&lt;/span&gt;&lt;/li&gt;&lt;/ul&gt;&lt;br&gt;#&lt;ruby&gt;居心地のいい&lt;rt&gt;いごこちのいい&lt;/rt&gt;&lt;/ruby&gt;:&lt;ul&gt;&lt;li&gt;comfortable (to live in); snug; cozy; cosy&lt;div class="info"&gt;(Expression; I-adjective (yoi/ii class))&lt;/div&gt;&lt;/li&gt;&lt;/ul&gt;</text:p>
          </table:table-cell>
          <table:table-cell office:value-type="string" calcext:value-type="string">
            <text:p>Darling in the FranXX Episode 2 - 06:08&lt;br&gt;https://i.imgur.com/NjSjkUV.png</text:p>
          </table:table-cell>
        </table:table-row>
        <table:table-row table:style-name="ro1">
          <table:table-cell office:value-type="string" calcext:value-type="string">
            <text:p>のに (end)&lt;br&gt;&lt;br&gt;彼が出て行けばいいのに。</text:p>
          </table:table-cell>
          <table:table-cell office:value-type="string" calcext:value-type="string">
            <text:p>Aw man, it would have been so good had he gone&lt;br&gt;- のに at the end of a sentence can be rendered as something like "if only it weren't the case that ~"&lt;br&gt;#&lt;ruby&gt;のに&lt;/ruby&gt;:&lt;ul&gt;&lt;li&gt;if only; I wish&lt;div class="info"&gt;(Particle)&lt;/div&gt;&lt;/li&gt;&lt;li&gt;in order to&lt;div class="info"&gt;(Particle)&lt;/div&gt;&lt;/li&gt;&lt;li&gt;although; despite; even though; and yet&lt;div class="info"&gt;(Particle)&lt;/div&gt;&lt;/li&gt;&lt;/ul&gt;</text:p>
          </table:table-cell>
          <table:table-cell office:value-type="string" calcext:value-type="string">
            <text:p>https://japanese.stackexchange.com/a/23228/36809</text:p>
          </table:table-cell>
        </table:table-row>
        <table:table-row table:style-name="ro1">
          <table:table-cell office:value-type="string" calcext:value-type="string">
            <text:p>のに (end)&lt;br&gt;&lt;br&gt;あの建物さえなければ、きれいな景色が見えるのに。</text:p>
          </table:table-cell>
          <table:table-cell office:value-type="string" calcext:value-type="string">
            <text:p>If only that building weren't there, we could see the beautiful scenery&lt;br&gt;- のに at the end of a sentence can be rendered as something like "if only it weren't the case that ~"&lt;br&gt;#&lt;ruby&gt;のに&lt;/ruby&gt;:&lt;ul&gt;&lt;li&gt;if only; I wish&lt;div class="info"&gt;(Particle)&lt;/div&gt;&lt;/li&gt;&lt;li&gt;in order to&lt;div class="info"&gt;(Particle)&lt;/div&gt;&lt;/li&gt;&lt;li&gt;although; despite; even though; and yet&lt;div class="info"&gt;(Particle)&lt;/div&gt;&lt;/li&gt;&lt;/ul&gt;</text:p>
          </table:table-cell>
          <table:table-cell office:value-type="string" calcext:value-type="string">
            <text:p>https://japanese.stackexchange.com/a/23228/36809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style-name="ce6"/>
          <table:table-cell table:number-columns-repeated="2"/>
        </table:table-row>
        <table:table-row table:style-name="ro2" table:number-rows-repeated="12"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4:08:02.709231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4T06:46:41.301079946</meta:creation-date>
    <meta:generator>LibreOffice/6.4.6.2$Linux_X86_64 LibreOffice_project/40$Build-2</meta:generator>
    <dc:date>2020-12-25T14:09:36.945235989</dc:date>
    <meta:editing-duration>P4DT3H32M55S</meta:editing-duration>
    <meta:editing-cycles>903</meta:editing-cycles>
    <meta:document-statistic meta:table-count="1" meta:cell-count="27" meta:object-count="0"/>
    <meta:user-defined meta:name=""/>
    <meta:user-defined meta:name="qrichtext">1</meta:user-defined>
  </office:meta>
</office:document-meta>
</file>